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a1626" officeooo:paragraph-rsid="000a1626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a1626" officeooo:paragraph-rsid="000a22b8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a1626" officeooo:paragraph-rsid="000bca0a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a1626" officeooo:paragraph-rsid="000e119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a1626" officeooo:paragraph-rsid="000feb67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a1626" officeooo:paragraph-rsid="00116608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a22b8" officeooo:paragraph-rsid="000a22b8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a22b8" officeooo:paragraph-rsid="000bca0a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e119e" officeooo:paragraph-rsid="000e119e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feb67" officeooo:paragraph-rsid="000feb67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normal" officeooo:rsid="000e119e" officeooo:paragraph-rsid="000e119e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fo:font-size="14pt" fo:font-weight="bold" officeooo:rsid="0008593a" officeooo:paragraph-rsid="000a162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bold" officeooo:rsid="0008593a" officeooo:paragraph-rsid="000a1626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fo:font-size="14pt" fo:font-weight="bold" officeooo:rsid="0008593a" officeooo:paragraph-rsid="000bca0a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bold" officeooo:rsid="0008593a" officeooo:paragraph-rsid="000bca0a" style:font-size-asian="14pt" style:font-weight-asian="bold" style:font-size-complex="14pt" style:font-weight-complex="bold"/>
    </style:style>
    <style:style style:name="P16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fo:font-size="14pt" fo:font-weight="bold" officeooo:rsid="0008593a" officeooo:paragraph-rsid="000e119e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bold" officeooo:rsid="0008593a" officeooo:paragraph-rsid="000e119e" style:font-size-asian="14pt" style:font-weight-asian="bold" style:font-size-complex="14pt" style:font-weight-complex="bold"/>
    </style:style>
    <style:style style:name="P18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fo:font-size="14pt" fo:font-weight="bold" officeooo:rsid="0008593a" officeooo:paragraph-rsid="000feb67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bold" officeooo:rsid="0008593a" officeooo:paragraph-rsid="000feb67" style:font-size-asian="14pt" style:font-weight-asian="bold" style:font-size-complex="14pt" style:font-weight-complex="bold"/>
    </style:style>
    <style:style style:name="P20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fo:font-size="14pt" fo:font-weight="bold" officeooo:rsid="0008593a" officeooo:paragraph-rsid="00116608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normal" officeooo:rsid="000a22b8" officeooo:paragraph-rsid="000a1626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normal" officeooo:rsid="000a22b8" officeooo:paragraph-rsid="000a22b8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normal" officeooo:rsid="000bca0a" officeooo:paragraph-rsid="000bca0a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normal" officeooo:rsid="000e119e" officeooo:paragraph-rsid="000e119e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normal" officeooo:rsid="00116608" officeooo:paragraph-rsid="00116608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normal" officeooo:rsid="0016258a" officeooo:paragraph-rsid="0016258a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normal" officeooo:rsid="00116608" officeooo:paragraph-rsid="000feb67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bold" officeooo:rsid="000e119e" officeooo:paragraph-rsid="000e119e" style:font-size-asian="14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bold" officeooo:rsid="0011b0d2" officeooo:paragraph-rsid="0011b0d2" style:font-size-asian="14pt" style:font-weight-asian="bold" style:font-size-complex="16pt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font-weight="bold" officeooo:rsid="0008593a" officeooo:paragraph-rsid="0008593a" style:font-size-asian="14pt" style:font-weight-asian="bold" style:font-size-complex="16pt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fo:font-size="16pt" fo:font-weight="bold" officeooo:rsid="0008593a" officeooo:paragraph-rsid="000a22b8" style:font-size-asian="14pt" style:font-weight-asian="bold" style:font-size-complex="16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bold" officeooo:rsid="0008593a" officeooo:paragraph-rsid="000a22b8" style:font-size-asian="14pt" style:font-weight-asian="bold" style:font-size-complex="16pt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fo:font-size="16pt" fo:font-weight="bold" officeooo:rsid="0008593a" officeooo:paragraph-rsid="000bca0a" style:font-size-asian="14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bold" officeooo:rsid="0008593a" officeooo:paragraph-rsid="000bca0a" style:font-size-asian="14pt" style:font-weight-asian="bold" style:font-size-complex="16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bold" officeooo:rsid="000a1626" officeooo:paragraph-rsid="000a1626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font-weight="bold" officeooo:rsid="0016258a" officeooo:paragraph-rsid="0016258a" style:font-size-asian="14pt" style:font-weight-asian="bold" style:font-size-complex="16pt" style:font-weight-complex="bold"/>
    </style:style>
    <style:style style:name="P37" style:family="paragraph" style:parent-style-name="Standard">
      <style:paragraph-properties fo:text-align="end" style:justify-single-word="false"/>
      <style:text-properties fo:color="#000000" loext:opacity="100%" style:font-name="Times New Roman" officeooo:rsid="0011b0d2" officeooo:paragraph-rsid="0011b0d2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Times New Roman" officeooo:rsid="000a1626" officeooo:paragraph-rsid="000a22b8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Times New Roman" officeooo:rsid="000a1626" officeooo:paragraph-rsid="000bca0a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Times New Roman" officeooo:rsid="000a1626" officeooo:paragraph-rsid="000e119e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Times New Roman" officeooo:rsid="000a1626" officeooo:paragraph-rsid="000feb67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Times New Roman" officeooo:rsid="000a1626" officeooo:paragraph-rsid="00116608"/>
    </style:style>
    <style:style style:name="P43" style:family="paragraph" style:parent-style-name="Standard">
      <style:paragraph-properties fo:text-align="start" style:justify-single-word="false"/>
      <style:text-properties fo:color="#000000" loext:opacity="100%" fo:font-weight="bold" officeooo:rsid="0008593a" officeooo:paragraph-rsid="000a1626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loext:opacity="100%" officeooo:rsid="0008593a" officeooo:paragraph-rsid="000a1626"/>
    </style:style>
    <style:style style:name="P45" style:family="paragraph" style:parent-style-name="Standard">
      <style:paragraph-properties fo:text-align="start" style:justify-single-word="false"/>
      <style:text-properties fo:color="#000000" loext:opacity="100%" officeooo:rsid="000a1626" officeooo:paragraph-rsid="00116608"/>
    </style:style>
    <style:style style:name="P46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fo:font-size="14pt" fo:font-weight="bold" officeooo:rsid="0008593a" officeooo:paragraph-rsid="000a1626" style:font-size-asian="14pt" style:font-weight-asian="bold" style:font-size-complex="14pt" style:font-weight-complex="bold"/>
    </style:style>
    <style:style style:name="P47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fo:font-size="14pt" fo:font-weight="bold" officeooo:rsid="0008593a" officeooo:paragraph-rsid="000bca0a" style:font-size-asian="14pt" style:font-weight-asian="bold" style:font-size-complex="14pt" style:font-weight-complex="bold"/>
    </style:style>
    <style:style style:name="P48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fo:font-size="14pt" fo:font-weight="bold" officeooo:rsid="0008593a" officeooo:paragraph-rsid="000e119e" style:font-size-asian="14pt" style:font-weight-asian="bold" style:font-size-complex="14pt" style:font-weight-complex="bold"/>
    </style:style>
    <style:style style:name="P49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fo:font-size="14pt" fo:font-weight="bold" officeooo:rsid="0008593a" officeooo:paragraph-rsid="000feb67" style:font-size-asian="14pt" style:font-weight-asian="bold" style:font-size-complex="14pt" style:font-weight-complex="bold"/>
    </style:style>
    <style:style style:name="P50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fo:font-size="14pt" fo:font-weight="bold" officeooo:rsid="0008593a" officeooo:paragraph-rsid="00116608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bold" officeooo:rsid="000a1626" officeooo:paragraph-rsid="000a22b8" style:font-size-asian="14pt" style:font-weight-asian="bold" style:font-size-complex="16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bold" officeooo:rsid="000a1626" officeooo:paragraph-rsid="000bca0a" style:font-size-asian="14pt" style:font-weight-asian="bold" style:font-size-complex="16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bold" officeooo:rsid="000a1626" officeooo:paragraph-rsid="000e119e" style:font-size-asian="14pt" style:font-weight-asian="bold" style:font-size-complex="16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bold" officeooo:rsid="000a1626" officeooo:paragraph-rsid="000feb67" style:font-size-asian="14pt" style:font-weight-asian="bold" style:font-size-complex="16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bold" officeooo:rsid="000a1626" officeooo:paragraph-rsid="00116608" style:font-size-asian="14pt" style:font-weight-asian="bold" style:font-size-complex="16pt" style:font-weight-complex="bold"/>
    </style:style>
    <style:style style:name="P56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fo:font-size="16pt" fo:font-weight="bold" officeooo:rsid="0008593a" officeooo:paragraph-rsid="000a22b8" style:font-size-asian="14pt" style:font-weight-asian="bold" style:font-size-complex="16pt" style:font-weight-complex="bold"/>
    </style:style>
    <style:style style:name="P57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000000" loext:opacity="100%" style:font-name="Times New Roman" fo:font-size="16pt" fo:font-weight="bold" officeooo:rsid="0008593a" officeooo:paragraph-rsid="000bca0a" style:font-size-asian="14pt" style:font-weight-asian="bold" style:font-size-complex="16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normal" officeooo:rsid="000a22b8" officeooo:paragraph-rsid="000a22b8" style:font-size-asian="14pt" style:font-weight-asian="normal" style:font-size-complex="16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Times New Roman" fo:font-size="16pt" fo:font-weight="normal" officeooo:rsid="000e119e" officeooo:paragraph-rsid="00116608" style:font-size-asian="14pt" style:font-weight-asian="normal" style:font-size-complex="16pt" style:font-weight-complex="normal"/>
    </style:style>
    <style:style style:name="T1" style:family="text">
      <style:text-properties fo:font-size="16pt" fo:font-weight="bold" style:font-size-asian="14pt" style:font-weight-asian="bold" style:font-size-complex="16pt" style:font-weight-complex="bold"/>
    </style:style>
    <style:style style:name="T2" style:family="text">
      <style:text-properties fo:font-size="16pt" fo:font-weight="bold" officeooo:rsid="0008593a" style:font-size-asian="14pt" style:font-weight-asian="bold" style:font-size-complex="16pt" style:font-weight-complex="bold"/>
    </style:style>
    <style:style style:name="T3" style:family="text">
      <style:text-properties fo:font-size="16pt" fo:font-weight="bold" officeooo:rsid="000a22b8" style:font-size-asian="14pt" style:font-weight-asian="bold" style:font-size-complex="16pt" style:font-weight-complex="bold"/>
    </style:style>
    <style:style style:name="T4" style:family="text">
      <style:text-properties fo:font-size="16pt" fo:font-weight="bold" officeooo:rsid="000bca0a" style:font-size-asian="14pt" style:font-weight-asian="bold" style:font-size-complex="16pt" style:font-weight-complex="bold"/>
    </style:style>
    <style:style style:name="T5" style:family="text">
      <style:text-properties fo:font-size="16pt" fo:font-weight="bold" officeooo:rsid="000e119e" style:font-size-asian="14pt" style:font-weight-asian="bold" style:font-size-complex="16pt" style:font-weight-complex="bold"/>
    </style:style>
    <style:style style:name="T6" style:family="text">
      <style:text-properties fo:font-size="16pt" fo:font-weight="bold" officeooo:rsid="000feb67" style:font-size-asian="14pt" style:font-weight-asian="bold" style:font-size-complex="16pt" style:font-weight-complex="bold"/>
    </style:style>
    <style:style style:name="T7" style:family="text">
      <style:text-properties fo:font-size="16pt" fo:font-weight="bold" officeooo:rsid="00116608" style:font-size-asian="14pt" style:font-weight-asian="bold" style:font-size-complex="16pt" style:font-weight-complex="bold"/>
    </style:style>
    <style:style style:name="T8" style:family="text">
      <style:text-properties fo:font-size="16pt" fo:font-weight="bold" style:font-weight-asian="bold" style:font-size-complex="16pt" style:font-weight-complex="bold"/>
    </style:style>
    <style:style style:name="T9" style:family="text">
      <style:text-properties fo:font-size="16pt" fo:font-weight="bold" officeooo:rsid="000a22b8" style:font-weight-asian="bold" style:font-size-complex="16pt" style:font-weight-complex="bold"/>
    </style:style>
    <style:style style:name="T10" style:family="text">
      <style:text-properties fo:font-size="16pt" fo:font-weight="bold" officeooo:rsid="000a1626" style:font-weight-asian="bold" style:font-size-complex="16pt" style:font-weight-complex="bold"/>
    </style:style>
    <style:style style:name="T11" style:family="text">
      <style:text-properties fo:font-size="16pt" fo:font-weight="bold" officeooo:rsid="000bca0a" style:font-weight-asian="bold" style:font-size-complex="16pt" style:font-weight-complex="bold"/>
    </style:style>
    <style:style style:name="T12" style:family="text">
      <style:text-properties fo:font-size="16pt" fo:font-weight="bold" officeooo:rsid="000e119e" style:font-weight-asian="bold" style:font-size-complex="16pt" style:font-weight-complex="bold"/>
    </style:style>
    <style:style style:name="T13" style:family="text">
      <style:text-properties fo:font-size="16pt" fo:font-weight="bold" officeooo:rsid="000feb67" style:font-weight-asian="bold" style:font-size-complex="16pt" style:font-weight-complex="bold"/>
    </style:style>
    <style:style style:name="T14" style:family="text">
      <style:text-properties fo:font-size="16pt" fo:font-weight="bold" officeooo:rsid="00116608" style:font-weight-asian="bold" style:font-size-complex="16pt" style:font-weight-complex="bold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6pt" fo:font-weight="normal" style:font-weight-asian="normal" style:font-size-complex="16pt" style:font-weight-complex="normal"/>
    </style:style>
    <style:style style:name="T17" style:family="text">
      <style:text-properties fo:font-size="16pt" fo:font-weight="normal" officeooo:rsid="000a22b8" style:font-weight-asian="normal" style:font-size-complex="16pt" style:font-weight-complex="normal"/>
    </style:style>
    <style:style style:name="T18" style:family="text">
      <style:text-properties fo:font-size="16pt" fo:font-weight="normal" officeooo:rsid="000bca0a" style:font-weight-asian="normal" style:font-size-complex="16pt" style:font-weight-complex="normal"/>
    </style:style>
    <style:style style:name="T19" style:family="text">
      <style:text-properties fo:font-size="16pt" fo:font-weight="normal" officeooo:rsid="000e119e" style:font-weight-asian="normal" style:font-size-complex="16pt" style:font-weight-complex="normal"/>
    </style:style>
    <style:style style:name="T20" style:family="text">
      <style:text-properties fo:font-size="16pt" fo:font-weight="normal" officeooo:rsid="000feb67" style:font-weight-asian="normal" style:font-size-complex="16pt" style:font-weight-complex="normal"/>
    </style:style>
    <style:style style:name="T21" style:family="text">
      <style:text-properties fo:font-size="16pt" fo:font-weight="normal" officeooo:rsid="00116608" style:font-weight-asian="normal" style:font-size-complex="16pt" style:font-weight-complex="normal"/>
    </style:style>
    <style:style style:name="T22" style:family="text">
      <style:text-properties fo:font-size="16pt" fo:font-weight="normal" officeooo:rsid="00154456" style:font-weight-asian="normal" style:font-size-complex="16pt" style:font-weight-complex="normal"/>
    </style:style>
    <style:style style:name="T23" style:family="text">
      <style:text-properties fo:font-size="16pt" fo:font-weight="normal" officeooo:rsid="0016258a" style:font-weight-asian="normal" style:font-size-complex="16pt" style:font-weight-complex="normal"/>
    </style:style>
    <style:style style:name="T24" style:family="text">
      <style:text-properties fo:font-size="16pt" fo:font-weight="normal" style:font-size-asian="16pt" style:font-weight-asian="normal" style:font-size-complex="16pt" style:font-weight-complex="normal"/>
    </style:style>
    <style:style style:name="T25" style:family="text">
      <style:text-properties fo:font-size="16pt" fo:font-weight="normal" officeooo:rsid="00116608" style:font-size-asian="16pt" style:font-weight-asian="normal" style:font-size-complex="16pt" style:font-weight-complex="normal"/>
    </style:style>
    <style:style style:name="T26" style:family="text">
      <style:text-properties fo:font-size="16pt" fo:font-weight="normal" officeooo:rsid="0016258a" style:font-size-asian="16pt" style:font-weight-asian="normal" style:font-size-complex="16pt" style:font-weight-complex="normal"/>
    </style:style>
    <style:style style:name="T27" style:family="text">
      <style:text-properties fo:font-size="16pt" style:font-size-complex="16pt"/>
    </style:style>
    <style:style style:name="T28" style:family="text">
      <style:text-properties fo:font-size="16pt" officeooo:rsid="00154456" style:font-size-complex="16pt"/>
    </style:style>
    <style:style style:name="T29" style:family="text">
      <style:text-properties fo:font-size="16pt" officeooo:rsid="0016258a" style:font-size-complex="16pt"/>
    </style:style>
    <style:style style:name="T30" style:family="text">
      <style:text-properties fo:font-weight="bold" officeooo:rsid="0008593a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officeooo:rsid="0016258a"/>
    </style:style>
    <style:style style:name="T33" style:family="text">
      <style:text-properties style:font-name="Times New Roman" fo:font-size="16pt" fo:font-weight="normal" officeooo:rsid="000e119e" style:font-size-asian="14pt" style:font-weight-asian="normal" style:font-size-complex="16pt" style:font-weight-complex="normal"/>
    </style:style>
    <style:style style:name="T34" style:family="text">
      <style:text-properties style:font-name="Times New Roman" fo:font-size="16pt" fo:font-weight="normal" officeooo:rsid="000feb67" style:font-size-asian="14pt" style:font-weight-asian="normal" style:font-size-complex="16pt" style:font-weight-complex="normal"/>
    </style:style>
    <style:style style:name="T35" style:family="text">
      <style:text-properties style:font-name="Times New Roman" fo:font-size="16pt" fo:font-weight="normal" officeooo:rsid="00116608" style:font-size-asian="14pt" style:font-weight-asian="normal" style:font-size-complex="16pt" style:font-weight-complex="normal"/>
    </style:style>
    <style:style style:name="T36" style:family="text">
      <style:text-properties style:font-name="Times New Roman" fo:font-size="16pt" fo:font-weight="bold" officeooo:rsid="00116608" style:font-size-asian="14pt" style:font-weight-asian="bold" style:font-size-complex="16pt" style:font-weight-complex="bold"/>
    </style:style>
    <style:style style:name="T37" style:family="text">
      <style:text-properties style:font-name="Times New Roman" fo:font-size="16pt" fo:font-weight="bold" officeooo:rsid="000e119e" style:font-size-asian="14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2">Д</text:span><text:span text:style-name="T1">околин Георгий ИУ7-22Б</text:span></text:p>
      <text:p text:style-name="P29"/>
      <text:p text:style-name="P30">Отчет по Проектно-технологической практике (тестированию, отладке и профилированию ПО)</text:p>
      <text:p text:style-name="P30">Задание 1</text:p>
      <text:p text:style-name="P36">Цель</text:p>
      <text:p text:style-name="P36"/>
      <text:p text:style-name="P26">Целью данной работы является автоматизация процессов сборки и тестирования.</text:p>
      <text:p text:style-name="P30">Пояснение скриптов</text:p>
      <text:p text:style-name="P35">1. build_debug.sh</text:p>
      <text:p text:style-name="P35"/>
      <text:p text:style-name="P12">#!/bin/bash</text:p>
      <text:p text:style-name="P12">gcc -std=c99 -Wall -Werror -Wextra -Wfloat-equal -Wfloat-conversion -Wpedantic -g3 -c main.c</text:p>
      <text:p text:style-name="P12">gcc -o app.exe main.c -lm</text:p>
      <text:p text:style-name="P13"/>
      <text:p text:style-name="P1">Скрипт <text:span text:style-name="T8">build_debug.sh </text:span><text:span text:style-name="T16">используется для сборки программы с различными ключами, которые </text:span><text:span text:style-name="T22">будут</text:span><text:span text:style-name="T16"> показывать ошибки допущенные </text:span><text:span text:style-name="T19">в процессе</text:span><text:span text:style-name="T16"> разработк</text:span><text:span text:style-name="T22">и</text:span><text:span text:style-name="T16">.</text:span></text:p>
      <text:p text:style-name="P1"><text:span text:style-name="T16">В последней строке этого скрипта создаются еще несколько файлов </text:span><text:span text:style-name="T17">с различными расширениями.</text:span></text:p>
      <text:p text:style-name="P21"/>
      <text:p text:style-name="P38"><text:span text:style-name="T3">2</text:span><text:span text:style-name="T1">. build_debug_</text:span><text:span text:style-name="T3">asan</text:span><text:span text:style-name="T1">.sh</text:span></text:p>
      <text:p text:style-name="P51"/>
      <text:p text:style-name="P31">#!/bin/bash</text:p>
      <text:p text:style-name="P31"/>
      <text:p text:style-name="P31">if [ $# != 1 ]; then</text:p>
      <text:p text:style-name="P31"><text:tab/>echo Usage: ./build_debug_asan.sh file-name</text:p>
      <text:p text:style-name="P31"><text:tab/>exit 1</text:p>
      <text:p text:style-name="P31">fi</text:p>
      <text:p text:style-name="P31"/>
      <text:p text:style-name="P31">gcc -std=c99 -Wall -Werror -fsanitize=address -fno-omit-frame-pointer -g $1 -o build_debug_asan</text:p>
      <text:p text:style-name="P32"/>
      <text:p text:style-name="P2">Скрипт <text:span text:style-name="T8">build_debug_</text:span><text:span text:style-name="T9">asan</text:span><text:span text:style-name="T8">.sh </text:span><text:span text:style-name="T17">выполняет роль </text:span><text:span text:style-name="T18">address sanitizer</text:span><text:span text:style-name="T17">, который отлавливает ошибки выхода за пределы массива, а также ошибки неверного использования переменных.</text:span></text:p>
      <text:p text:style-name="P22"/>
      <text:p text:style-name="P22"><text:soft-page-break/></text:p>
      <text:p text:style-name="P22"/>
      <text:p text:style-name="P22"/>
      <text:p text:style-name="P22"/>
      <text:p text:style-name="P7"><text:span text:style-name="T8">3.</text:span><text:span text:style-name="T16"> </text:span><text:span text:style-name="T10">build_debug_</text:span><text:span text:style-name="T8">msan</text:span><text:span text:style-name="T10">.sh</text:span></text:p>
      <text:p text:style-name="P51"/>
      <text:p text:style-name="P31">#!/bin/bash</text:p>
      <text:p text:style-name="P31"/>
      <text:p text:style-name="P31">if [ $# != 1 ]; then</text:p>
      <text:p text:style-name="P31"><text:s text:c="2"/>echo Usage: ./msan.sh file-name</text:p>
      <text:p text:style-name="P31"><text:s text:c="2"/>exit 1</text:p>
      <text:p text:style-name="P31">fi</text:p>
      <text:p text:style-name="P31"/>
      <text:p text:style-name="P31">gcc -std=c99 -Wall -fsanitize=memory -fPIE -pie -fno-omit-frame-pointer -g $1 -o test_msan</text:p>
      <text:p text:style-name="P32"/>
      <text:p text:style-name="P3"><text:span text:style-name="T16">Скрипт </text:span><text:span text:style-name="T8">build_debug_</text:span><text:span text:style-name="T11">m</text:span><text:span text:style-name="T9">san</text:span><text:span text:style-name="T8">.sh </text:span><text:span text:style-name="T17">выполняет роль </text:span><text:span text:style-name="T18">m</text:span><text:span text:style-name="T17">emory sanitizer , который отлавливает ошибки </text:span><text:span text:style-name="T18"><text:s/>неиспользованных перменных.</text:span></text:p>
      <text:p text:style-name="P23"/>
      <text:p text:style-name="P8"><text:span text:style-name="T11">4</text:span><text:span text:style-name="T8">.</text:span><text:span text:style-name="T16"> </text:span><text:span text:style-name="T10">build_debug_</text:span><text:span text:style-name="T11">ub</text:span><text:span text:style-name="T8">san</text:span><text:span text:style-name="T10">.sh</text:span></text:p>
      <text:p text:style-name="P52"/>
      <text:p text:style-name="P33">#!/bin/bash</text:p>
      <text:p text:style-name="P33"/>
      <text:p text:style-name="P33">if [ $# != 1 ]; then</text:p>
      <text:p text:style-name="P33"><text:s text:c="2"/>echo Usage: ./ubsan.sh file-name</text:p>
      <text:p text:style-name="P33"><text:s text:c="2"/>exit 1</text:p>
      <text:p text:style-name="P33">fi</text:p>
      <text:p text:style-name="P33"/>
      <text:p text:style-name="P33">gcc -std=c99 -Wall -fsanitize=undefined -fno-omit-frame-pointer -g $1 -o test_ubsan</text:p>
      <text:p text:style-name="P34"/>
      <text:p text:style-name="P3"><text:span text:style-name="T18">Скрипт </text:span><text:span text:style-name="T11">build_debug_ubs</text:span><text:span text:style-name="T9">san</text:span><text:span text:style-name="T11">.sh </text:span><text:span text:style-name="T17">выполняет роль </text:span><text:span text:style-name="T18">u</text:span><text:span text:style-name="T17">ndefined behavior sanitizer , который отлавливает </text:span><text:span text:style-name="T18">различные виды неопределенного поведения.</text:span></text:p>
      <text:p text:style-name="P23"/>
      <text:p text:style-name="P39"><text:span text:style-name="T4">5</text:span><text:span text:style-name="T1">. build_</text:span><text:span text:style-name="T4">release</text:span><text:span text:style-name="T1">.sh</text:span></text:p>
      <text:p text:style-name="P52"/>
      <text:p text:style-name="P14">#!/bin/bash</text:p>
      <text:p text:style-name="P14"><text:soft-page-break/>gcc -std=c99 -Wall -Werror -Wextra -Wfloat-equal -Wfloat-conversion -Wpedantic -c main.c</text:p>
      <text:p text:style-name="P14">gcc -o app.exe main.c -lm</text:p>
      <text:p text:style-name="P15"/>
      <text:p text:style-name="P3">Скрипт <text:span text:style-name="T8">build_</text:span><text:span text:style-name="T11">release</text:span><text:span text:style-name="T8">.sh </text:span><text:span text:style-name="T16">используется для сборки программы с различными ключами, которые будут показывать ошибки допущенные </text:span><text:span text:style-name="T19">в процессе</text:span><text:span text:style-name="T16"> разработк</text:span><text:span text:style-name="T22">и, однако данная сборка проекта уже является предрелизной</text:span><text:span text:style-name="T16">.</text:span></text:p>
      <text:p text:style-name="P3"><text:span text:style-name="T18">В последней строке этого скрипта создаются еще несколько файлов </text:span><text:span text:style-name="T17">с различными расширениями.</text:span></text:p>
      <text:p text:style-name="P23"/>
      <text:p text:style-name="P40"><text:span text:style-name="T7">6</text:span><text:span text:style-name="T1">. </text:span><text:span text:style-name="T5">clean</text:span><text:span text:style-name="T1">.sh</text:span></text:p>
      <text:p text:style-name="P53"/>
      <text:p text:style-name="P16">#!/bin/bash</text:p>
      <text:p text:style-name="P16">rm -f *.exe</text:p>
      <text:p text:style-name="P16">rm -f *.o</text:p>
      <text:p text:style-name="P17"/>
      <text:p text:style-name="P4">Скрипт <text:span text:style-name="T12">clean</text:span><text:span text:style-name="T8">.sh </text:span><text:span text:style-name="T16">используется </text:span><text:span text:style-name="T19">для очистки директории после работы, поскольку в процессе выполнения </text:span><text:span text:style-name="T22">скрипта</text:span><text:span text:style-name="T19"> создаются файлы нужные только для </text:span><text:span text:style-name="T22">его работы.</text:span></text:p>
      <text:p text:style-name="P24"/>
      <text:p text:style-name="P40"><text:span text:style-name="T7">7</text:span><text:span text:style-name="T1">. </text:span><text:span text:style-name="T5">func_tests</text:span><text:span text:style-name="T1">.sh</text:span></text:p>
      <text:p text:style-name="P53"/>
      <text:p text:style-name="P16">#!/bin/bash</text:p>
      <text:p text:style-name="P16">files_in=$(ls ../data | grep -E 'pos_[0-9]{1,2}_in\.txt')</text:p>
      <text:p text:style-name="P16">files_out=$(ls ../data | grep -E 'pos_[0-9]{1,2}_out\.txt')</text:p>
      <text:p text:style-name="P16">count_files_in=$(ls ../data | grep -E 'pos_[0-9]{1,2}_in\.txt' | wc -l)</text:p>
      <text:p text:style-name="P16">count_files_out=$(ls ../data | grep -E 'pos_[0-9]{1,2}_out\.txt' | wc -l)</text:p>
      <text:p text:style-name="P16">for ((i=1; i &lt; $count_files_in + 1; i++ ))</text:p>
      <text:p text:style-name="P16">do</text:p>
      <text:p text:style-name="P16"><text:tab/>if [ $i -lt 10 ];</text:p>
      <text:p text:style-name="P16"><text:tab/>then</text:p>
      <text:p text:style-name="P16"><text:tab/><text:tab/>data_in=$(cat "../data/pos_0${i}_in.txt")</text:p>
      <text:p text:style-name="P16"><text:tab/><text:tab/>data_out=$(cat "../data/pos_0${i}_out.txt")</text:p>
      <text:p text:style-name="P16"><text:tab/><text:tab/>bash pos_case.sh "$data_in" "$data_out"</text:p>
      <text:p text:style-name="P16"><text:tab/><text:tab/>if [ $? -eq 1 ]; then</text:p>
      <text:p text:style-name="P16"><text:tab/><text:tab/><text:tab/>echo 1</text:p>
      <text:p text:style-name="P16"><text:tab/><text:tab/><text:tab/>exit 1</text:p>
      <text:p text:style-name="P16"><text:tab/><text:tab/>fi</text:p>
      <text:p text:style-name="P16"><text:tab/>else</text:p>
      <text:p text:style-name="P16"><text:tab/><text:tab/>data_in=$(cat "../data/pos_${i}_in.txt")</text:p>
      <text:p text:style-name="P16"><text:tab/><text:tab/>data_out=$(cat "../data/pos_${i}_out.txt")</text:p>
      <text:p text:style-name="P16"><text:soft-page-break/><text:tab/><text:tab/>bash pos_case.sh "$data_in $data_out"</text:p>
      <text:p text:style-name="P16"><text:tab/><text:tab/>if [ $? -eq 1 ]; then</text:p>
      <text:p text:style-name="P16"><text:tab/><text:tab/><text:tab/>echo 1</text:p>
      <text:p text:style-name="P16"><text:tab/><text:tab/><text:tab/>exit 1</text:p>
      <text:p text:style-name="P16"><text:tab/><text:tab/>fi</text:p>
      <text:p text:style-name="P16"><text:tab/>fi</text:p>
      <text:p text:style-name="P16">done</text:p>
      <text:p text:style-name="P16">files_in=$(ls ../data | grep -E 'neg_[0-9]{1,2}_in\.txt')</text:p>
      <text:p text:style-name="P16">files_out=$(ls ../data | grep -E 'neg_[0-9]{1,2}_out\.txt')</text:p>
      <text:p text:style-name="P16">count_files_in=$(ls ../data | grep -E 'neg_[0-9]{1,2}_in\.txt' | wc -l)</text:p>
      <text:p text:style-name="P16">count_files_out=$(ls ../data | grep -E 'neg_[0-9]{1,2}_out\.txt' | wc -l)</text:p>
      <text:p text:style-name="P16">for ((i=1; i &lt; $count_files_in; i++ ))</text:p>
      <text:p text:style-name="P16">do</text:p>
      <text:p text:style-name="P16"><text:tab/>if [ $i -lt 10 ];</text:p>
      <text:p text:style-name="P16"><text:tab/>then</text:p>
      <text:p text:style-name="P16"><text:tab/><text:tab/>data_in=$(cat "../data/neg_0${i}_in.txt")</text:p>
      <text:p text:style-name="P16"><text:tab/><text:tab/>data_out=$(cat "../data/neg_0${i}_out.txt")</text:p>
      <text:p text:style-name="P16"><text:tab/><text:tab/>bash neg_case.sh "$data_in" "$data_out"</text:p>
      <text:p text:style-name="P16"><text:tab/><text:tab/>if [ $? -eq 1 ]; then</text:p>
      <text:p text:style-name="P16"><text:tab/><text:tab/><text:tab/>echo 1</text:p>
      <text:p text:style-name="P16"><text:tab/><text:tab/><text:tab/>exit 1</text:p>
      <text:p text:style-name="P16"><text:tab/><text:tab/>fi</text:p>
      <text:p text:style-name="P16"><text:tab/> <text:s/>else</text:p>
      <text:p text:style-name="P16"><text:s text:c="4"/><text:tab/><text:tab/>data_in=$(cat "../data/neg_${i}_in.txt")</text:p>
      <text:p text:style-name="P16"><text:s text:c="4"/><text:tab/><text:tab/>data_out=$(cat "../data/neg_${i}_out.txt")</text:p>
      <text:p text:style-name="P16"><text:s text:c="4"/><text:tab/><text:tab/>bash neg_case.sh "$data_in $data_out"</text:p>
      <text:p text:style-name="P16"><text:s text:c="4"/><text:tab/>if [ $? -eq 1 ]; then</text:p>
      <text:p text:style-name="P16"><text:s text:c="6"/><text:tab/><text:tab/>echo 1</text:p>
      <text:p text:style-name="P16"><text:s text:c="6"/><text:tab/><text:tab/>exit 1</text:p>
      <text:p text:style-name="P16"><text:s text:c="4"/><text:tab/>fi</text:p>
      <text:p text:style-name="P16">fi <text:s/></text:p>
      <text:p text:style-name="P16"><text:s text:c="2"/></text:p>
      <text:p text:style-name="P16">done</text:p>
      <text:p text:style-name="P16">echo 0</text:p>
      <text:p text:style-name="P16">exit 0</text:p>
      <text:p text:style-name="P17"/>
      <text:p text:style-name="P4"><text:span text:style-name="T19">Скрипт </text:span><text:span text:style-name="T12">func_tests</text:span><text:span text:style-name="T8">.sh</text:span><text:span text:style-name="T12"> </text:span><text:span text:style-name="T19">используется для того чтобы обработать все положительные и отридцательные тесты, передав вхо</text:span><text:span text:style-name="T22">дны</text:span><text:span text:style-name="T19">е и выходные файлы для тестирования в следующие скрипты.</text:span></text:p>
      <text:p text:style-name="P24">Сначала создаются переменные, которые хранят в себе все вход<text:span text:style-name="T32">ные</text:span> и выходные файлы. Далее создаются перменные хранящие в себе количсества всех файлов. </text:p>
      <text:p text:style-name="P9"><text:soft-page-break/><text:span text:style-name="T16">В цикле скрипт проходит по каждому из файлов и передает их значения в </text:span><text:span text:style-name="T8">pos_case.sh. </text:span></text:p>
      <text:p text:style-name="P11"><text:span text:style-name="T27">В конце обработки положительного теста, скрипт получает значение которое вернул <text:s/></text:span><text:span text:style-name="T8">pos_case.sh, </text:span><text:span text:style-name="T27">в зависимости от </text:span><text:span text:style-name="T28">этого </text:span><text:span text:style-name="T27">ответа зависит код </text:span><text:span text:style-name="T29">завершения</text:span><text:span text:style-name="T27"> </text:span><text:span text:style-name="T28">скрипта.</text:span></text:p>
      <text:p text:style-name="P9"><text:span text:style-name="T16">В случае с негативными тестами, происходит все то же самое, только вызывается </text:span><text:span text:style-name="T20">скрипт</text:span><text:span text:style-name="T8"> neg_case.sh. </text:span></text:p>
      <text:p text:style-name="P28"/>
      <text:p text:style-name="P41"><text:span text:style-name="T7">8</text:span><text:span text:style-name="T1">. </text:span><text:span text:style-name="T6">pos_case</text:span><text:span text:style-name="T1">.sh</text:span></text:p>
      <text:p text:style-name="P54"/>
      <text:p text:style-name="P18">#!/bin/bash</text:p>
      <text:p text:style-name="P18">if [ $# != 2 ]; then</text:p>
      <text:p text:style-name="P18"><text:tab/>echo Error</text:p>
      <text:p text:style-name="P18"><text:tab/>exit 1</text:p>
      <text:p text:style-name="P18">fi</text:p>
      <text:p text:style-name="P18">echo $1 &gt; save_in.txt</text:p>
      <text:p text:style-name="P18">echo $2 &gt; save_out.txt</text:p>
      <text:p text:style-name="P18">(cd ../../; bash build_release.sh)</text:p>
      <text:p text:style-name="P18">touch save_res.txt</text:p>
      <text:p text:style-name="P18">start_file=$(find "../../" -name "app.exe")</text:p>
      <text:p text:style-name="P18">"$start_file" &lt; save_in.txt &gt; save_res.txt</text:p>
      <text:p text:style-name="P18">bash comparator.sh save_res.txt save_out.txt</text:p>
      <text:p text:style-name="P18">if [ $? != 0 ]; then</text:p>
      <text:p text:style-name="P18"><text:tab/>rm save_in.txt</text:p>
      <text:p text:style-name="P18"><text:tab/>rm save_out.txt</text:p>
      <text:p text:style-name="P18"><text:tab/>rm save_res.txt</text:p>
      <text:p text:style-name="P18"><text:tab/>rm save_line_1.txt</text:p>
      <text:p text:style-name="P18"><text:tab/>rm save_line_2.txt</text:p>
      <text:p text:style-name="P18"><text:tab/>exit 1</text:p>
      <text:p text:style-name="P18">fi</text:p>
      <text:p text:style-name="P18">rm save_in.txt</text:p>
      <text:p text:style-name="P18">rm save_out.txt</text:p>
      <text:p text:style-name="P18">rm save_res.txt</text:p>
      <text:p text:style-name="P18">rm save_line_1.txt</text:p>
      <text:p text:style-name="P18">rm save_line_2.txt</text:p>
      <text:p text:style-name="P18">exit 0</text:p>
      <text:p text:style-name="P19"/>
      <text:p text:style-name="P5"><text:span text:style-name="T19">Скрипт </text:span><text:span text:style-name="T13">pos_case</text:span><text:span text:style-name="T8">.sh</text:span><text:span text:style-name="T12"> </text:span><text:span text:style-name="T20">используется для того чтобы запустить программу с входными данными и передать ее в скриипт </text:span><text:span text:style-name="T13">comparator.sh </text:span><text:span text:style-name="T20">для сравнивания выходных данных, за</text:span><text:span text:style-name="T23">я</text:span><text:span text:style-name="T20">вленных пользователем и фактическим результатом работы программы.</text:span></text:p>
      <text:p text:style-name="P10"><text:soft-page-break/><text:span text:style-name="T19">В </text:span><text:span text:style-name="T16">первых строках идет проверка на наличие двух переданных параметров. Далее происходит запись переданных данных в файлы для дальнейшего запуска компаратора. </text:span></text:p>
      <text:p text:style-name="P10"><text:span text:style-name="T16">Строки </text:span><text:span text:style-name="T30">(cd ../../; bash build_release.sh) <text:s/></text:span><text:span text:style-name="T31">и </text:span><text:span text:style-name="T30">start_file=$(find "../../" -name "app.exe") <text:s/></text:span><text:span text:style-name="T24">сначала запускают скрипт, который создает необходимые файлы для тестировани, а дальше уже запускается эта программа, с перенаправлением вывода в текстовый файл. Потом, запускается компаратор, в котором сравнивается файл с результатом работы программы и созданный пользователем вы</text:span><text:span text:style-name="T26">х</text:span><text:span text:style-name="T24">одн</text:span><text:span text:style-name="T26">ой</text:span><text:span text:style-name="T24"> файл.</text:span></text:p>
      <text:p text:style-name="P10"><text:span text:style-name="T24">После того, как </text:span><text:span text:style-name="T15">comparator.sh </text:span><text:span text:style-name="T24">закончил работу, скрипт удаляет все созданные дополнительно файлы и завершает работу с <text:s/>соответствуюзщи</text:span><text:span text:style-name="T25">м кодом.</text:span></text:p>
      <text:p text:style-name="P27"/>
      <text:p text:style-name="P42"><text:span text:style-name="T7">9</text:span><text:span text:style-name="T1">. </text:span><text:span text:style-name="T7">neg</text:span><text:span text:style-name="T6">_case</text:span><text:span text:style-name="T1">.sh</text:span></text:p>
      <text:p text:style-name="P55"/>
      <text:p text:style-name="P20">#!/bin/bash</text:p>
      <text:p text:style-name="P20">if [ $# != 2 ]; then</text:p>
      <text:p text:style-name="P20"><text:tab/>echo Error</text:p>
      <text:p text:style-name="P20"><text:tab/>exit 1</text:p>
      <text:p text:style-name="P20">fi</text:p>
      <text:p text:style-name="P20">echo $1 &gt; save_in.txt</text:p>
      <text:p text:style-name="P20">(cd ../../; bash build_release.sh)</text:p>
      <text:p text:style-name="P20">touch save_res.txt</text:p>
      <text:p text:style-name="P20">start_file=$(find "../../" -name "app.exe")</text:p>
      <text:p text:style-name="P20">"$start_file" &lt; save_in.txt &gt; save_res.txt</text:p>
      <text:p text:style-name="P20">if [ $? -eq 1 ]; then</text:p>
      <text:p text:style-name="P20"><text:tab/>rm save_in.txt</text:p>
      <text:p text:style-name="P20"><text:tab/>rm save_res.txt</text:p>
      <text:p text:style-name="P20"><text:tab/>exit 0</text:p>
      <text:p text:style-name="P20">fi</text:p>
      <text:p text:style-name="P20">rm save_in.txt</text:p>
      <text:p text:style-name="P20">rm save_res.txt</text:p>
      <text:p text:style-name="P20">exit 1</text:p>
      <text:p text:style-name="P59"/>
      <text:p text:style-name="P6"><text:span text:style-name="T19">Скрипт </text:span><text:span text:style-name="T14">neg</text:span><text:span text:style-name="T13">_case</text:span><text:span text:style-name="T8">.sh</text:span><text:span text:style-name="T12"> </text:span><text:span text:style-name="T20">используется для того чтобы запустить программу с входными данными, </text:span><text:span text:style-name="T21">при которых программа должна выдавать ошибку. Работа скрипта очень похожа на скрипт </text:span><text:span text:style-name="T14">pos</text:span><text:span text:style-name="T13">_case</text:span><text:span text:style-name="T8">.sh</text:span><text:span text:style-name="T14">​</text:span><text:span text:style-name="T21"> за исключением того, что файлы не сравниваются друг с другом при помощи компаратора, а просто берется код завершениия работы и сравнивается с ожидаеммым результатом.</text:span></text:p>
      <text:p text:style-name="P25"/>
      <text:p text:style-name="P42"><text:soft-page-break/><text:span text:style-name="T7">10</text:span><text:span text:style-name="T1">. </text:span><text:span text:style-name="T7">comparator</text:span><text:span text:style-name="T1">.sh</text:span></text:p>
      <text:p text:style-name="P55"/>
      <text:p text:style-name="P20">#!/bin/bash</text:p>
      <text:p text:style-name="P20"/>
      <text:p text:style-name="P20">file_1=$1</text:p>
      <text:p text:style-name="P20">file_2=$2 </text:p>
      <text:p text:style-name="P20"/>
      <text:p text:style-name="P20">touch save_line_1.txt</text:p>
      <text:p text:style-name="P20">touch save_line_2.txt</text:p>
      <text:p text:style-name="P20">create_line=""</text:p>
      <text:p text:style-name="P20"/>
      <text:p text:style-name="P20">if [ -e "$file_1" ] &amp;&amp; [ -e "$file_2" ]; then</text:p>
      <text:p text:style-name="P20"><text:tab/>lines_1=$(cat $file_1)</text:p>
      <text:p text:style-name="P20"><text:tab/>lines_2=$(cat $file_2)</text:p>
      <text:p text:style-name="P20"><text:tab/>for line in $lines_1</text:p>
      <text:p text:style-name="P20"><text:tab/>do</text:p>
      <text:p text:style-name="P20"><text:tab/><text:tab/>create_line+="${line} "</text:p>
      <text:p text:style-name="P20"><text:tab/>done</text:p>
      <text:p text:style-name="P20"><text:tab/>echo "$create_line" 1&gt; save_line_1.txt</text:p>
      <text:p text:style-name="P20"><text:tab/></text:p>
      <text:p text:style-name="P20"><text:tab/>create_line=""</text:p>
      <text:p text:style-name="P20"><text:tab/>for line in $lines_2</text:p>
      <text:p text:style-name="P20"><text:tab/>do</text:p>
      <text:p text:style-name="P20"><text:tab/><text:tab/>create_line+="${line} "</text:p>
      <text:p text:style-name="P20"><text:tab/>done</text:p>
      <text:p text:style-name="P20"><text:tab/>echo "$create_line" 1&gt; save_line_2.txt</text:p>
      <text:p text:style-name="P20"><text:tab/>if diff save_line_1.txt save_line_2.txt; then</text:p>
      <text:p text:style-name="P20"><text:tab/><text:tab/>exit 0</text:p>
      <text:p text:style-name="P20"><text:tab/>else</text:p>
      <text:p text:style-name="P20"><text:tab/><text:tab/>exit 1</text:p>
      <text:p text:style-name="P20"><text:tab/>fi </text:p>
      <text:p text:style-name="P20">else</text:p>
      <text:p text:style-name="P20"><text:s text:c="4"/>exit 1</text:p>
      <text:p text:style-name="P20">fi</text:p>
      <text:p text:style-name="P45"><text:span text:style-name="T33">Скрипт </text:span><text:span text:style-name="T36">comparator.sh</text:span><text:span text:style-name="T37"> </text:span><text:span text:style-name="T34">используется для того чтобы </text:span><text:span text:style-name="T35">сравнить два текстовых файла, в которых хранятся ожидаемый результат работы и фактический. Программа считывает каждый из файлов построчно и записывает каждый из них в строчку, потом каждая из этих строк записывается в другой файл, которые сравниваются при помощи функции </text:span><text:span text:style-name="T36">diff. </text:span><text:span text:style-name="T35">По результату работы, прокрамма возращает соответствующий код.</text:span></text:p>
      <text:p text:style-name="P43"/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7:37:46.701685916</meta:creation-date>
    <dc:date>2024-03-10T20:21:38.920011451</dc:date>
    <meta:editing-duration>PT25M35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7" meta:paragraph-count="189" meta:word-count="943" meta:character-count="7228" meta:non-whitespace-character-count="6139"/>
  </office:meta>
</office:document-meta>
</file>